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 style:master-page-name="HTML">
      <style:paragraph-properties fo:text-align="center" style:justify-single-word="false" style:page-number="auto"/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Text_20_body">
      <style:text-properties fo:font-weight="bold"/>
    </style:style>
    <style:style style:name="P3" style:family="paragraph" style:parent-style-name="Text_20_body">
      <style:paragraph-properties fo:text-align="center" style:justify-single-word="false"/>
      <style:text-properties fo:font-weight="bold"/>
    </style:style>
    <style:style style:name="P4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ext_20_body">
      <style:paragraph-properties fo:text-align="justify" style:justify-single-word="false"/>
    </style:style>
    <style:style style:name="P6" style:family="paragraph" style:parent-style-name="Text_20_body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7" style:family="paragraph" style:parent-style-name="Text_20_body">
      <style:paragraph-properties fo:text-align="end" style:justify-single-word="fals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риказ </text:p>
      <text:p text:style-name="P6">Министерства транспорта Российской Федерации (Минтранс России)</text:p>
      <text:p text:style-name="P6"><text:s/>от 16 января 2012 г. N 6 г. Москва</text:p>
      <text:p text:style-name="P6"><text:s/>"Об утверждении Федеральных авиационных правил "Организация планирования использования воздушного пространства Российской Федерации""</text:p>
      <text:p text:style-name="P4">Дата публикации: 04.04.2012 00:00</text:p>
      <text:p text:style-name="P3">Зарегистрирован в Минюсте РФ 22 марта 2012 г.</text:p>
      <text:p text:style-name="P3">Регистрационный N 23577</text:p>
      <text:p text:style-name="P5">В соответствии с пунктом 105 Федеральных правил использования воздушного пространства Российской Федерации, утвержденных постановлением Правительства Российской Федерации от 11 марта 2010 г. N 138 (Собрание законодательства Российской Федерации, 2010, N 14, ст. 1649; 2011, N 37, ст. 5255; 2011, N 40, ст. 5555), <text:span text:style-name="T1">приказываю:</text:span></text:p>
      <text:p text:style-name="P5">Утвердить прилагаемые Федеральные авиационные правила "Организация планирования использования воздушного пространства Российской Федерации".</text:p>
      <text:p text:style-name="P7"><text:span text:style-name="T1">Министр И. Левитин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WenQuanYi Micro Hei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1965in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96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WenQuanYi Micro Hei" style:font-size-asian="14pt" style:font-weight-asian="bold" style:font-name-complex="Lohit Hindi" style:font-size-complex="14pt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3902in" fo:margin-right="0.3937in" fo:background-color="transparent" style:writing-mode="lr-tb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иказ Министерства транспорта Российской Федерации (Минтранс России) от 16 января 2012 г. N 6 г. Москва "Об утверждении Федеральных авиационных правил "Организация планирования использования воздушного пространства Российской Федерации""</dc:title>
    <dc:date>2012-07-20T23:30:50</dc:date>
    <meta:document-statistic meta:table-count="0" meta:image-count="0" meta:object-count="0" meta:page-count="1" meta:paragraph-count="10" meta:word-count="102" meta:character-count="821" meta:non-whitespace-character-count="726"/>
    <meta:generator>LibreOffice/3.5$Linux_X86_64 LibreOffice_project/350m1$Build-2</meta:generator>
  </office:meta>
</office:document-meta>
</file>